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0a0a0a" loext:opacity="100%" style:font-name="Google Sans" fo:font-size="9.60000038146973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Emphasis"><text:span text:style-name="T1">Pain! You made me a, you made me a believer, believer</text:span></text:span><text:line-break/><text:span text:style-name="Emphasis"><text:span text:style-name="T1">Pain! You break me down, you build me up, believer, believer</text:span></text:span><text:line-break/><text:span text:style-name="Emphasis"><text:span text:style-name="T1">Pain! Oh, let the bullets fly, oh, let them rain</text:span></text:span><text:line-break/><text:span text:style-name="Emphasis"><text:span text:style-name="T1">My life, my love, my drive, it came from... Pain!</text:span>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8T11:26:36.537000000</dc:date>
    <meta:editing-duration>PT16S</meta:editing-duration>
    <meta:editing-cycles>1</meta:editing-cycles>
    <meta:document-statistic meta:table-count="0" meta:image-count="0" meta:object-count="0" meta:page-count="1" meta:paragraph-count="1" meta:word-count="42" meta:character-count="214" meta:non-whitespace-character-count="172"/>
    <meta:generator>LibreOffice/7.2.2.2$Windows_X86_64 LibreOffice_project/02b2acce88a210515b4a5bb2e46cbfb63fe97d56</meta:generator>
  </office:meta>
</office:document-meta>
</file>